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cell-content()&gt;0" style:base-cell-address="$'test.csv'.$B$2"/>
      <style:map style:apply-style-name="Gnumeric-2" style:condition="of:cell-content()&lt;0" style:base-cell-address="$'test.csv'.$B$2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0" table:number-columns-repeated="253"/>
        <table:table-row table:style-name="AROW-0">
          <table:table-cell table:style-name="Gnumeric-default" office:value-type="string">
            <text:p>variable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typ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1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6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</text:p>
          </table:table-cell>
          <table:table-cell table:style-name="ACE-1" office:value-type="float" office:value="-0.80000000000000004">
            <text:p>−0.8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9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15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16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17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descen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19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descen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1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descen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3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4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5</text:p>
          </table:table-cell>
          <table:table-cell table:style-name="ACE-1" office:value-type="float" office:value="-0.80000000000000004">
            <text:p>−0.8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6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marriag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7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descen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8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29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0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ettlement pattern and siz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1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ettlement pattern and siz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2</text:p>
          </table:table-cell>
          <table:table-cell table:style-name="ACE-1" office:value-type="float" office:value="-0.80000000000000004">
            <text:p>−0.8</text:p>
          </table:table-cell>
          <table:table-cell table:style-name="Gnumeric-default" office:value-type="string">
            <text:p>political organ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3</text:p>
          </table:table-cell>
          <table:table-cell table:style-name="ACE-1" office:value-type="float" office:value="-0.80000000000000004">
            <text:p>−0.8</text:p>
          </table:table-cell>
          <table:table-cell table:style-name="Gnumeric-default" office:value-type="string">
            <text:p>political organ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4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belief and relig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5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gam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6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sex related taboos and tradition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7</text:p>
          </table:table-cell>
          <table:table-cell table:style-name="ACE-1" office:value-type="float" office:value="0.20000000000000001">
            <text:p>0.2</text:p>
          </table:table-cell>
          <table:table-cell table:style-name="Gnumeric-default" office:value-type="string">
            <text:p>sex related taboos and tradition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38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ex related taboos and tradition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0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1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2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ubsistenc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3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descent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4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5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6</text:p>
          </table:table-cell>
          <table:table-cell table:style-name="ACE-1" office:value-type="float" office:value="-0.40000000000000002">
            <text:p>−0.4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7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8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49</text:p>
          </table:table-cell>
          <table:table-cell table:style-name="ACE-1" office:value-type="float" office:value="-0.40000000000000002">
            <text:p>−0.4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0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1</text:p>
          </table:table-cell>
          <table:table-cell table:style-name="ACE-1" office:value-type="float" office:value="-0.40000000000000002">
            <text:p>−0.4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2</text:p>
          </table:table-cell>
          <table:table-cell table:style-name="ACE-1" office:value-type="float" office:value="-0.80000000000000004">
            <text:p>−0.8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3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4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sex difference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5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age and occupational special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57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age and occupational special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66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class stratification and slaver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68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class stratification and slaver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0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class stratification and slaver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1</text:p>
          </table:table-cell>
          <table:table-cell table:style-name="ACE-1" office:value-type="float" office:value="-0.40000000000000002">
            <text:p>−0.4</text:p>
          </table:table-cell>
          <table:table-cell table:style-name="Gnumeric-default" office:value-type="string">
            <text:p>class stratification and slaver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2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political organ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3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political organ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4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inheritance of propert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5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inheritance of propert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6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inheritance of propert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7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inheritance of property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8</text:p>
          </table:table-cell>
          <table:table-cell table:style-name="ACE-1" office:value-type="float" office:value="-0.59999999999999998">
            <text:p>−0.6</text:p>
          </table:table-cell>
          <table:table-cell table:style-name="Gnumeric-default" office:value-type="string">
            <text:p>sex related taboos and traditions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79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0</text:p>
          </table:table-cell>
          <table:table-cell table:style-name="ACE-1" office:value-type="float" office:value="-0.80000000000000004">
            <text:p>−0.8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1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2</text:p>
          </table:table-cell>
          <table:table-cell table:style-name="ACE-1" office:value-type="float" office:value="-1">
            <text:p>−1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3</text:p>
          </table:table-cell>
          <table:table-cell table:style-name="ACE-1" office:value-type="float" office:value="-0.80000000000000004">
            <text:p>−0.8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4</text:p>
          </table:table-cell>
          <table:table-cell table:style-name="ACE-1" office:value-type="float" office:value="0.20000000000000001">
            <text:p>0.2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5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6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7</text:p>
          </table:table-cell>
          <table:table-cell table:style-name="ACE-1" office:value-type="float" office:value="0.20000000000000001">
            <text:p>0.2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88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housing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90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political organ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94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political organization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95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climat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96</text:p>
          </table:table-cell>
          <table:table-cell table:style-name="ACE-1" office:value-type="float" office:value="1">
            <text:p>1</text:p>
          </table:table-cell>
          <table:table-cell table:style-name="Gnumeric-default" office:value-type="string">
            <text:p>climat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v112</text:p>
          </table:table-cell>
          <table:table-cell table:style-name="ACE-1" office:value-type="float" office:value="-0.20000000000000001">
            <text:p>−0.2</text:p>
          </table:table-cell>
          <table:table-cell table:style-name="Gnumeric-default" office:value-type="string">
            <text:p>belief and religion</text:p>
          </table:table-cell>
          <table:table-cell table:number-columns-repeated="253" table:style-name="Gnumeric-default"/>
        </table:table-row>
        <table:table-row table:style-name="AROW-0" table:number-rows-repeated="65462">
          <table:table-cell table:number-columns-repeated="256"/>
        </table:table-row>
        <table:named-expressions>
          <table:named-expression table:name="Print_Area" table:expression="of:=#REF!" table:base-cell-address="$'test.csv'.$A$1"/>
          <table:named-expression table:name="Sheet_Title" table:expression="of:=&quot;test.csv&quot;" table:base-cell-address="$'tes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1" style:family="table-cell">
      <style:table-cell-properties fo:background-color="#00ff00" style:print-content="true" style:decimal-places="13"/>
      <style:paragraph-properties/>
      <style:text-properties/>
    </style:style>
    <style:style style:name="Gnumeric-2" style:family="table-cell">
      <style:table-cell-properties fo:background-color="#ff0000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es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9-05T04:23:03Z</dc:date>
    <meta:creation-date>2018-09-05T04:10:38Z</meta:creation-date>
    <meta:generator>gnumeric/1.12.28</meta:generator>
  </office:meta>
</office:document-meta>
</file>